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8000005784454D4D6DD49FAD1.png" manifest:media-type="image/png"/>
  <manifest:file-entry manifest:full-path="Pictures/10000201000003E80000057840886C91F52B3A23.png" manifest:media-type="image/png"/>
  <manifest:file-entry manifest:full-path="Pictures/10000201000003E8000005789271C3D9464D7C95.png" manifest:media-type="image/png"/>
  <manifest:file-entry manifest:full-path="Pictures/10000201000003E8000005782251EF47DAD5C3C9.png" manifest:media-type="image/png"/>
  <manifest:file-entry manifest:full-path="Pictures/10000201000003E8000005784CE52A2DBE5F66C5.png" manifest:media-type="image/png"/>
  <manifest:file-entry manifest:full-path="Pictures/10000201000003E800000578B65CA5E19B73F8CF.png" manifest:media-type="image/png"/>
  <manifest:file-entry manifest:full-path="Pictures/10000201000003E800000578D5110EC1F7EB0221.png" manifest:media-type="image/png"/>
  <manifest:file-entry manifest:full-path="Pictures/10000201000003E800000578AAC57382C6BE3E1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Double_20_Dot" svg:stroke-opacity="50%"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51cm" svg:height="8.892cm" svg:x="1.27cm" svg:y="1.27cm">
          <draw:image xlink:href="Pictures/10000201000003E800000578AAC57382C6BE3E1D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7.62cm" svg:y="1.27cm">
          <draw:image xlink:href="Pictures/10000201000003E800000578AAC57382C6BE3E1D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1.27cm" svg:y="11.43cm">
          <draw:image xlink:href="Pictures/10000201000003E800000578D5110EC1F7EB0221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7.62cm" svg:y="11.428cm">
          <draw:image xlink:href="Pictures/10000201000003E800000578D5110EC1F7EB0221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20.319cm" svg:y="11.43cm">
          <draw:image xlink:href="Pictures/10000201000003E8000005784CE52A2DBE5F66C5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20.319cm" svg:y="1.27cm">
          <draw:image xlink:href="Pictures/10000201000003E8000005782251EF47DAD5C3C9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13.97cm" svg:y="11.428cm">
          <draw:image xlink:href="Pictures/10000201000003E8000005784CE52A2DBE5F66C5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13.97cm" svg:y="1.27cm">
          <draw:image xlink:href="Pictures/10000201000003E8000005782251EF47DAD5C3C9.png" xlink:type="simple" xlink:show="embed" xlink:actuate="onLoad" draw:mime-type="image/png">
            <text:p/>
          </draw:image>
        </draw:frame>
        <draw:line draw:style-name="gr2" draw:text-style-name="P1" draw:layer="layout" svg:x1="7.62cm" svg:y1="1.27cm" svg:x2="7.62cm" svg:y2="20.32cm">
          <text:p/>
        </draw:line>
        <draw:line draw:style-name="gr2" draw:text-style-name="P1" draw:layer="layout" svg:x1="13.97cm" svg:y1="1.27cm" svg:x2="13.97cm" svg:y2="20.32cm">
          <text:p/>
        </draw:line>
        <draw:line draw:style-name="gr2" draw:text-style-name="P1" draw:layer="layout" svg:x1="7.62cm" svg:y1="1.27cm" svg:x2="7.62cm" svg:y2="20.32cm">
          <text:p/>
        </draw:line>
        <draw:line draw:style-name="gr2" draw:text-style-name="P1" draw:layer="layout" svg:x1="20.32cm" svg:y1="1.27cm" svg:x2="20.32cm" svg:y2="20.32cm">
          <text:p/>
        </draw:line>
        <draw:line draw:style-name="gr2" draw:text-style-name="P1" draw:layer="layout" svg:x1="26.67cm" svg:y1="1.27cm" svg:x2="26.67cm" svg:y2="20.32cm">
          <text:p/>
        </draw:line>
        <draw:line draw:style-name="gr2" draw:text-style-name="P1" draw:layer="layout" svg:x1="1.27cm" svg:y1="1.27cm" svg:x2="1.27cm" svg:y2="20.32cm">
          <text:p/>
        </draw:line>
        <draw:line draw:style-name="gr2" draw:text-style-name="P1" draw:layer="layout" svg:x1="1.27cm" svg:y1="1.27cm" svg:x2="26.67cm" svg:y2="1.27cm">
          <text:p/>
        </draw:line>
        <draw:line draw:style-name="gr2" draw:text-style-name="P1" draw:layer="layout" svg:x1="1.27cm" svg:y1="20.32cm" svg:x2="26.67cm" svg:y2="20.32cm">
          <text:p/>
        </draw:line>
        <draw:line draw:style-name="gr2" draw:text-style-name="P1" draw:layer="layout" svg:x1="1.27cm" svg:y1="11.43cm" svg:x2="26.67cm" svg:y2="11.43cm">
          <text:p/>
        </draw:line>
        <draw:line draw:style-name="gr2" draw:text-style-name="P1" draw:layer="layout" svg:x1="1.27cm" svg:y1="10.16cm" svg:x2="26.67cm" svg:y2="10.16cm">
          <text:p/>
        </draw:line>
      </draw:page>
      <draw:page draw:name="page2" draw:style-name="dp1" draw:master-page-name="Default">
        <draw:frame draw:style-name="gr1" draw:text-style-name="P1" draw:layer="layout" svg:width="6.351cm" svg:height="8.892cm" svg:x="1.27cm" svg:y="1.27cm">
          <draw:image xlink:href="Pictures/10000201000003E800000578B65CA5E19B73F8CF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7.62cm" svg:y="1.27cm">
          <draw:image xlink:href="Pictures/10000201000003E800000578B65CA5E19B73F8CF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1.27cm" svg:y="11.43cm">
          <draw:image xlink:href="Pictures/10000201000003E8000005789271C3D9464D7C95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7.62cm" svg:y="11.428cm">
          <draw:image xlink:href="Pictures/10000201000003E8000005789271C3D9464D7C95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20.319cm" svg:y="11.43cm">
          <draw:image xlink:href="Pictures/10000201000003E80000057840886C91F52B3A23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20.319cm" svg:y="1.27cm">
          <draw:image xlink:href="Pictures/10000201000003E8000005784454D4D6DD49FAD1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13.97cm" svg:y="11.428cm">
          <draw:image xlink:href="Pictures/10000201000003E80000057840886C91F52B3A23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13.97cm" svg:y="1.27cm">
          <draw:image xlink:href="Pictures/10000201000003E8000005784454D4D6DD49FAD1.png" xlink:type="simple" xlink:show="embed" xlink:actuate="onLoad" draw:mime-type="image/png">
            <text:p/>
          </draw:image>
        </draw:frame>
        <draw:line draw:style-name="gr2" draw:text-style-name="P1" draw:layer="layout" svg:x1="7.62cm" svg:y1="1.27cm" svg:x2="7.62cm" svg:y2="20.32cm">
          <text:p/>
        </draw:line>
        <draw:line draw:style-name="gr2" draw:text-style-name="P1" draw:layer="layout" svg:x1="13.97cm" svg:y1="1.27cm" svg:x2="13.97cm" svg:y2="20.32cm">
          <text:p/>
        </draw:line>
        <draw:line draw:style-name="gr2" draw:text-style-name="P1" draw:layer="layout" svg:x1="7.62cm" svg:y1="1.27cm" svg:x2="7.62cm" svg:y2="20.32cm">
          <text:p/>
        </draw:line>
        <draw:line draw:style-name="gr2" draw:text-style-name="P1" draw:layer="layout" svg:x1="20.32cm" svg:y1="1.27cm" svg:x2="20.32cm" svg:y2="20.32cm">
          <text:p/>
        </draw:line>
        <draw:line draw:style-name="gr2" draw:text-style-name="P1" draw:layer="layout" svg:x1="26.67cm" svg:y1="1.27cm" svg:x2="26.67cm" svg:y2="20.32cm">
          <text:p/>
        </draw:line>
        <draw:line draw:style-name="gr2" draw:text-style-name="P1" draw:layer="layout" svg:x1="1.27cm" svg:y1="1.27cm" svg:x2="1.27cm" svg:y2="20.32cm">
          <text:p/>
        </draw:line>
        <draw:line draw:style-name="gr2" draw:text-style-name="P1" draw:layer="layout" svg:x1="1.27cm" svg:y1="1.27cm" svg:x2="26.67cm" svg:y2="1.27cm">
          <text:p/>
        </draw:line>
        <draw:line draw:style-name="gr2" draw:text-style-name="P1" draw:layer="layout" svg:x1="1.27cm" svg:y1="20.32cm" svg:x2="26.67cm" svg:y2="20.32cm">
          <text:p/>
        </draw:line>
        <draw:line draw:style-name="gr2" draw:text-style-name="P1" draw:layer="layout" svg:x1="1.27cm" svg:y1="11.43cm" svg:x2="26.67cm" svg:y2="11.43cm">
          <text:p/>
        </draw:line>
        <draw:line draw:style-name="gr2" draw:text-style-name="P1" draw:layer="layout" svg:x1="1.27cm" svg:y1="10.16cm" svg:x2="26.67cm" svg:y2="10.1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Julie </meta:initial-creator>
    <meta:creation-date>2018-06-01T13:10:06.152082930</meta:creation-date>
    <dc:date>2024-10-02T22:54:40.925802735</dc:date>
    <meta:editing-duration>PT49M13S</meta:editing-duration>
    <meta:editing-cycles>24</meta:editing-cycles>
    <meta:generator>LibreOffice/7.0.4.2$Linux_X86_64 LibreOffice_project/00$Build-2</meta:generator>
    <meta:document-statistic meta:object-count="36"/>
  </office:meta>
</office:document-meta>
</file>